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Task</text:p>
          </table:table-cell>
          <table:table-cell table:number-columns-repeated="4"/>
          <table:table-cell table:style-name="ce1" office:value-type="string">
            <text:p>Urgency</text:p>
          </table:table-cell>
        </table:table-row>
        <table:table-row table:style-name="ro1">
          <table:table-cell office:value-type="string">
            <text:p>build an opportunities page with vote up/down option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 image for each user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dd google/linkedin sign up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dd html markup to jobapps message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tify employer when there is a new message for a job</text:p>
          </table:table-cell>
          <table:table-cell table:number-columns-repeated="4"/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21:47:07</meta:creation-date>
    <dc:date>2013-05-08T21:59:53</dc:date>
    <meta:editing-duration>PT3M40S</meta:editing-duration>
    <meta:editing-cycles>3</meta:editing-cycles>
    <meta:generator>LibreOffice/3.5$Linux_X86_64 LibreOffice_project/350m1$Build-2</meta:generator>
    <meta:document-statistic meta:table-count="3" meta:cell-count="12" meta:object-count="0"/>
  </office:meta>
</office:document-meta>
</file>